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2f4b" officeooo:paragraph-rsid="00132f4b"/>
    </style:style>
    <style:style style:name="P2" style:family="paragraph" style:parent-style-name="Text_20_body">
      <style:text-properties officeooo:paragraph-rsid="0014cec0"/>
    </style:style>
    <style:style style:name="P3" style:family="paragraph" style:parent-style-name="Standard" style:list-style-name="L5">
      <style:text-properties officeooo:paragraph-rsid="003c6abb"/>
    </style:style>
    <style:style style:name="P4" style:family="paragraph" style:parent-style-name="Standard" style:list-style-name="L5">
      <style:text-properties officeooo:rsid="00132f4b" officeooo:paragraph-rsid="002795f0"/>
    </style:style>
    <style:style style:name="P5" style:family="paragraph" style:parent-style-name="Standard" style:list-style-name="L6">
      <style:text-properties officeooo:rsid="00132f4b" officeooo:paragraph-rsid="001be585"/>
    </style:style>
    <style:style style:name="P6" style:family="paragraph" style:parent-style-name="Standard" style:list-style-name="L6">
      <style:text-properties officeooo:rsid="00132f4b" officeooo:paragraph-rsid="00132f4b"/>
    </style:style>
    <style:style style:name="P7" style:family="paragraph" style:parent-style-name="Standard" style:list-style-name="L9">
      <style:text-properties officeooo:rsid="00132f4b" officeooo:paragraph-rsid="00187f23"/>
    </style:style>
    <style:style style:name="P8" style:family="paragraph" style:parent-style-name="Standard" style:list-style-name="L9">
      <style:text-properties officeooo:rsid="00132f4b" officeooo:paragraph-rsid="003a24fa"/>
    </style:style>
    <style:style style:name="P9" style:family="paragraph" style:parent-style-name="Standard" style:list-style-name="L10">
      <style:text-properties officeooo:rsid="00132f4b" officeooo:paragraph-rsid="00132f4b"/>
    </style:style>
    <style:style style:name="P10" style:family="paragraph" style:parent-style-name="Standard">
      <style:text-properties officeooo:rsid="00132f4b" officeooo:paragraph-rsid="00132f4b"/>
    </style:style>
    <style:style style:name="P11" style:family="paragraph" style:parent-style-name="Standard" style:list-style-name="L8">
      <style:text-properties officeooo:paragraph-rsid="00132f4b"/>
    </style:style>
    <style:style style:name="P12" style:family="paragraph" style:parent-style-name="Standard" style:list-style-name="L9">
      <style:text-properties officeooo:paragraph-rsid="00132f4b"/>
    </style:style>
    <style:style style:name="P13" style:family="paragraph" style:parent-style-name="Standard" style:list-style-name="L9">
      <style:text-properties officeooo:paragraph-rsid="003a24fa"/>
    </style:style>
    <style:style style:name="P14" style:family="paragraph" style:parent-style-name="Standard" style:list-style-name="L10">
      <style:text-properties officeooo:paragraph-rsid="0037911a"/>
    </style:style>
    <style:style style:name="P15" style:family="paragraph" style:parent-style-name="Standard" style:list-style-name="L10">
      <style:text-properties officeooo:paragraph-rsid="00132f4b"/>
    </style:style>
    <style:style style:name="P16" style:family="paragraph" style:parent-style-name="Standard">
      <style:text-properties officeooo:paragraph-rsid="0023452a"/>
    </style:style>
    <style:style style:name="P17" style:family="paragraph" style:parent-style-name="Standard" style:list-style-name="L5">
      <style:text-properties officeooo:rsid="002795f0" officeooo:paragraph-rsid="002795f0"/>
    </style:style>
    <style:style style:name="P18" style:family="paragraph" style:parent-style-name="Standard" style:list-style-name="L5">
      <style:text-properties officeooo:rsid="0027c68b" officeooo:paragraph-rsid="0027c68b"/>
    </style:style>
    <style:style style:name="P19" style:family="paragraph" style:parent-style-name="Standard" style:list-style-name="L5">
      <style:text-properties officeooo:rsid="00295434" officeooo:paragraph-rsid="00295434"/>
    </style:style>
    <style:style style:name="P20" style:family="paragraph" style:parent-style-name="Standard">
      <style:text-properties officeooo:paragraph-rsid="002cb9f1"/>
    </style:style>
    <style:style style:name="P21" style:family="paragraph" style:parent-style-name="Standard" style:list-style-name="L24">
      <style:text-properties officeooo:rsid="003a24fa" officeooo:paragraph-rsid="003a24fa"/>
    </style:style>
    <style:style style:name="P22" style:family="paragraph" style:parent-style-name="Standard" style:list-style-name="L9">
      <style:text-properties officeooo:rsid="003a24fa" officeooo:paragraph-rsid="003a24fa"/>
    </style:style>
    <style:style style:name="P23" style:family="paragraph" style:parent-style-name="Standard" style:list-style-name="L10">
      <style:text-properties officeooo:rsid="003c6abb" officeooo:paragraph-rsid="003c6abb"/>
    </style:style>
    <style:style style:name="P24" style:family="paragraph" style:parent-style-name="Standard" style:list-style-name="L10">
      <style:text-properties officeooo:rsid="003c6abb" officeooo:paragraph-rsid="003e077a"/>
    </style:style>
    <style:style style:name="P25" style:family="paragraph" style:parent-style-name="Standard" style:list-style-name="L10">
      <style:text-properties officeooo:rsid="003e077a" officeooo:paragraph-rsid="003e077a"/>
    </style:style>
    <style:style style:name="P26" style:family="paragraph" style:parent-style-name="Text_20_body">
      <style:text-properties officeooo:rsid="002989a2" officeooo:paragraph-rsid="002989a2"/>
    </style:style>
    <style:style style:name="P27" style:family="paragraph" style:parent-style-name="Text_20_body" style:list-style-name="L12">
      <style:text-properties officeooo:rsid="002989a2" officeooo:paragraph-rsid="002989a2"/>
    </style:style>
    <style:style style:name="P28" style:family="paragraph" style:parent-style-name="Text_20_body" style:list-style-name="L13"/>
    <style:style style:name="P29" style:family="paragraph" style:parent-style-name="Text_20_body" style:list-style-name="L7">
      <style:text-properties officeooo:rsid="00132f4b" officeooo:paragraph-rsid="00132f4b"/>
    </style:style>
    <style:style style:name="P30" style:family="paragraph" style:parent-style-name="Text_20_body" style:list-style-name="L15">
      <style:text-properties officeooo:paragraph-rsid="002989a2"/>
    </style:style>
    <style:style style:name="P31" style:family="paragraph" style:parent-style-name="Text_20_body" style:list-style-name="L15">
      <style:text-properties officeooo:paragraph-rsid="0029e7d7"/>
    </style:style>
    <style:style style:name="P32" style:family="paragraph" style:parent-style-name="Text_20_body" style:list-style-name="L8">
      <style:text-properties officeooo:paragraph-rsid="002bc126"/>
    </style:style>
    <style:style style:name="P33" style:family="paragraph" style:parent-style-name="Text_20_body" style:list-style-name="L18"/>
    <style:style style:name="P34" style:family="paragraph" style:parent-style-name="Text_20_body" style:list-style-name="L23">
      <style:text-properties officeooo:paragraph-rsid="00390ca4"/>
    </style:style>
    <style:style style:name="P35" style:family="paragraph" style:parent-style-name="Text_20_body">
      <style:text-properties officeooo:rsid="003d05b1" officeooo:paragraph-rsid="003d05b1"/>
    </style:style>
    <style:style style:name="P36" style:family="paragraph" style:parent-style-name="Text_20_body" style:list-style-name="L27">
      <style:text-properties officeooo:rsid="003d05b1" officeooo:paragraph-rsid="003d05b1"/>
    </style:style>
    <style:style style:name="P37" style:family="paragraph" style:parent-style-name="Text_20_body" style:list-style-name="L27">
      <style:text-properties officeooo:rsid="003e077a" officeooo:paragraph-rsid="003e077a"/>
    </style:style>
    <style:style style:name="P38" style:family="paragraph" style:parent-style-name="Text_20_body" style:list-style-name="L20">
      <style:paragraph-properties fo:margin-top="0in" fo:margin-bottom="0in" style:contextual-spacing="false"/>
    </style:style>
    <style:style style:name="P39" style:family="paragraph" style:parent-style-name="Text_20_body" style:list-style-name="L20">
      <style:paragraph-properties fo:margin-top="0in" fo:margin-bottom="0in" style:contextual-spacing="false"/>
      <style:text-properties officeooo:paragraph-rsid="00301138"/>
    </style:style>
    <style:style style:name="P40" style:family="paragraph" style:parent-style-name="Text_20_body" style:list-style-name="L20">
      <style:paragraph-properties fo:margin-top="0in" fo:margin-bottom="0in" style:contextual-spacing="false"/>
      <style:text-properties officeooo:paragraph-rsid="00310a83"/>
    </style:style>
    <style:style style:name="P41" style:family="paragraph" style:parent-style-name="Heading_20_1">
      <style:text-properties officeooo:rsid="0014cec0" officeooo:paragraph-rsid="0014cec0"/>
    </style:style>
    <style:style style:name="P42" style:family="paragraph" style:parent-style-name="Heading_20_2">
      <style:text-properties officeooo:paragraph-rsid="001be585"/>
    </style:style>
    <style:style style:name="P43" style:family="paragraph" style:parent-style-name="Heading_20_2">
      <style:text-properties officeooo:paragraph-rsid="003a24fa"/>
    </style:style>
    <style:style style:name="P44" style:family="paragraph" style:parent-style-name="Heading_20_2">
      <style:text-properties officeooo:paragraph-rsid="003e077a"/>
    </style:style>
    <style:style style:name="P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32f4b"/>
    </style:style>
    <style:style style:name="T2" style:family="text">
      <style:text-properties fo:font-weight="bold"/>
    </style:style>
    <style:style style:name="T3" style:family="text">
      <style:text-properties fo:font-weight="bold" officeooo:rsid="00223366"/>
    </style:style>
    <style:style style:name="T4" style:family="text">
      <style:text-properties officeooo:rsid="00188d29"/>
    </style:style>
    <style:style style:name="T5" style:family="text">
      <style:text-properties fo:font-style="italic" style:text-underline-style="none" fo:font-weight="normal" officeooo:rsid="00188d29" style:font-style-asian="italic" style:font-weight-asian="normal" style:font-style-complex="italic" style:font-weight-complex="normal"/>
    </style:style>
    <style:style style:name="T6" style:family="text">
      <style:text-properties fo:font-style="italic" style:text-underline-style="none" fo:font-weight="normal" officeooo:rsid="00132f4b" style:font-style-asian="italic" style:font-weight-asian="normal" style:font-style-complex="italic" style:font-weight-complex="normal"/>
    </style:style>
    <style:style style:name="T7" style:family="text">
      <style:text-properties fo:font-style="italic" style:text-underline-style="none" fo:font-weight="normal" officeooo:rsid="00223366" style:font-style-asian="italic" style:font-weight-asian="normal" style:font-style-complex="italic" style:font-weight-complex="normal"/>
    </style:style>
    <style:style style:name="T8" style:family="text">
      <style:text-properties fo:font-style="italic" style:text-underline-style="none" fo:font-weight="normal" officeooo:rsid="0023452a" style:font-style-asian="italic" style:font-weight-asian="normal" style:font-style-complex="italic" style:font-weight-complex="normal"/>
    </style:style>
    <style:style style:name="T9" style:family="text">
      <style:text-properties fo:font-style="italic" officeooo:rsid="00132f4b" style:font-style-asian="italic" style:font-style-complex="italic"/>
    </style:style>
    <style:style style:name="T10" style:family="text">
      <style:text-properties fo:font-style="italic" officeooo:rsid="0023452a" style:font-style-asian="italic" style:font-style-complex="italic"/>
    </style:style>
    <style:style style:name="T11" style:family="text">
      <style:text-properties officeooo:rsid="0023452a"/>
    </style:style>
    <style:style style:name="T12" style:family="text">
      <style:text-properties fo:color="#000000" style:font-name="Liberation Serif1" fo:font-style="italic" style:text-underline-style="none" fo:font-weight="normal" officeooo:rsid="0023452a" style:font-style-asian="italic" style:font-weight-asian="normal" style:font-style-complex="italic" style:font-weight-complex="normal"/>
    </style:style>
    <style:style style:name="T13" style:family="text">
      <style:text-properties officeooo:rsid="0026956b"/>
    </style:style>
    <style:style style:name="T14" style:family="text">
      <style:text-properties officeooo:rsid="002795f0"/>
    </style:style>
    <style:style style:name="T15" style:family="text">
      <style:text-properties officeooo:rsid="0027c68b"/>
    </style:style>
    <style:style style:name="T16" style:family="text">
      <style:text-properties officeooo:rsid="00295434"/>
    </style:style>
    <style:style style:name="T17" style:family="text">
      <style:text-properties officeooo:rsid="0029e7d7"/>
    </style:style>
    <style:style style:name="T18" style:family="text">
      <style:text-properties officeooo:rsid="002f58c9"/>
    </style:style>
    <style:style style:name="T19" style:family="text">
      <style:text-properties officeooo:rsid="00310a83"/>
    </style:style>
    <style:style style:name="T20" style:family="text">
      <style:text-properties officeooo:rsid="00330a2b"/>
    </style:style>
    <style:style style:name="T21" style:family="text">
      <style:text-properties officeooo:rsid="0035af7f"/>
    </style:style>
    <style:style style:name="T22" style:family="text">
      <style:text-properties officeooo:rsid="0037911a"/>
    </style:style>
    <style:style style:name="T23" style:family="text">
      <style:text-properties officeooo:rsid="00390ca4"/>
    </style:style>
    <style:style style:name="T24" style:family="text">
      <style:text-properties officeooo:rsid="003a24fa"/>
    </style:style>
    <style:style style:name="T25" style:family="text">
      <style:text-properties officeooo:rsid="003c5694"/>
    </style:style>
    <style:style style:name="T26" style:family="text">
      <style:text-properties fo:background-color="#ffff00" loext:char-shading-value="0"/>
    </style:style>
    <style:style style:name="T27" style:family="text">
      <style:text-properties officeooo:rsid="003e077a"/>
    </style:style>
    <style:style style:name="T28" style:family="text">
      <style:text-properties fo:font-variant="normal" fo:text-transform="none" style:use-window-font-color="true" style:text-outline="false" style:text-line-through-style="none" style:text-line-through-type="none" style:text-position="0% 100%" style:font-name="Cantarel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Vereinssatzung</text:h>
      <text:p text:style-name="P2"/>
      <text:h text:style-name="Heading_20_2" text:outline-level="2">Präambel</text:h>
      <text:p text:style-name="P35">Bekenntnis zu grundsätzlichen Werten</text:p>
      <text:list xml:id="list6774824676947281456" text:style-name="L27">
        <text:list-item>
          <text:p text:style-name="P36">Transparenz</text:p>
        </text:list-item>
        <text:list-item>
          <text:p text:style-name="P36">Partizipation</text:p>
        </text:list-item>
        <text:list-item>
          <text:p text:style-name="P36">Vertrauen</text:p>
        </text:list-item>
        <text:list-item>
          <text:p text:style-name="P36">Gleichberechtigung</text:p>
        </text:list-item>
        <text:list-item>
          <text:p text:style-name="P37">Finanzielle Unabhängigkeit</text:p>
        </text:list-item>
      </text:list>
      <text:p text:style-name="P2"/>
      <text:h text:style-name="Heading_20_2" text:outline-level="2">§ <text:s/><text:span text:style-name="T2">Name, Eintragung, </text:span><text:span text:style-name="T3">Sitz, </text:span><text:span text:style-name="T2">Geschäftsjahr</text:span></text:h>
      <text:p text:style-name="P16"><text:span text:style-name="T1">Der Verein trägt den Namen </text:span><text:span text:style-name="T6">„</text:span><text:span text:style-name="T8"><office:annotation office:name="__Fieldmark__191_1118800095"><dc:creator>benni </dc:creator><dc:date>2014-12-19T14:25:30.478289524</dc:date><text:list text:style-name=""><text:list-item><text:p text:style-name="P45"><text:span text:style-name="T28">Ché Guevara lässt grüßen :) Aber wenn man schon Mal nen Verein gründet. Habt ihr noch Vorschläge?</text:span></text:p></text:list-item></text:list></office:annotation></text:span><text:span text:style-name="T5">Open Med</text:span><text:span text:style-name="T7">icine</text:span><text:span text:style-name="T5"> </text:span><text:span text:style-name="T8">Association </text:span><text:span text:style-name="T5">– </text:span><text:span text:style-name="T8">Medical Data Liberation Movement</text:span><office:annotation-end office:name="__Fieldmark__191_1118800095"/><text:span text:style-name="T6">“</text:span><text:span text:style-name="T1">. Nach Eintragung lautet der Name des Vereins „</text:span><text:span text:style-name="T9">Open Medicine </text:span><text:span text:style-name="T10">Association </text:span><text:span text:style-name="T9">e.V. – </text:span><text:span text:style-name="T12">Medical Data Liberation Movement</text:span><text:span text:style-name="T1">“. Der Verein hat seinen Sitz in Berlin. Das Geschäftsjahr entspricht dem Kalenderjahr. </text:span></text:p>
      <text:h text:style-name="Heading_20_2" text:outline-level="2">§ 3 <text:span text:style-name="T4">Vereinsz</text:span>weck </text:h>
      <text:list xml:id="list8478578117728646908" text:style-name="L5">
        <text:list-item>
          <text:p text:style-name="P3"><text:span text:style-name="T1">Der Verein verfolgt ausschließlich und unmittelbar gemeinnützige Zwecke im Sinne des </text:span>Abschnitts "Steuerbeguenstigte Zwecke" § 51 ff. AO und § 10b EStG. </text:p>
        </text:list-item>
        <text:list-item>
          <text:p text:style-name="P3"><text:span text:style-name="T1">Der Zweck des Vereins ist die Förderung der Integration von Patienten in medizinische Entscheidungsprozesse, die Verbesserung der Arzt-Patient Beziehung, sowie die Förderung des kostenfreien Zugangs zu medizinischen Informationen und Dienstleistungen für die Allgemeinheit.</text:span></text:p>
        </text:list-item>
        <text:list-item>
          <text:p text:style-name="P4">Der Zweck des Vereins wird <text:span text:style-name="T14">insbesondere </text:span>verwirklicht durch </text:p>
          <text:list>
            <text:list-item>
              <text:p text:style-name="P4"><text:span text:style-name="T13">Erstellung, Weiterentwicklung und Betrieb einer frei zugänglichen, partizipativen online Plattform für medizinische Informationen</text:span></text:p>
            </text:list-item>
            <text:list-item>
              <text:p text:style-name="P19">Bereitstellung von Möglichkeiten zur Vernetzung von Patienten in Online-<text:span text:style-name="T20">Gemeinschaften</text:span></text:p>
            </text:list-item>
            <text:list-item>
              <text:p text:style-name="P19">Förderung des Dialogs und der Kooperation von Patienten, Ärzten und Akteuren im Gesundheitswesen</text:p>
            </text:list-item>
            <text:list-item>
              <text:p text:style-name="P17">Organisation von interdisziplinären Arbeitsgruppen - insbesondere der Fachbereiche <text:soft-page-break/>Medizin, Biologie, Mathematik, Informatik - <text:span text:style-name="T15">zur gemeinschaftlichen Entwicklung frei zugänglicher, medizinischer Wissensdatenbanken</text:span></text:p>
            </text:list-item>
            <text:list-item>
              <text:p text:style-name="P18"><text:span text:style-name="T16">Engagement für einen offeneren Umgang mit personenspezifischen medizinischen Datensätzen als ein Gut zur Förderung des Gemeinwohls </text:span></text:p>
            </text:list-item>
          </text:list>
        </text:list-item>
      </text:list>
      <text:p text:style-name="P1"/>
      <text:h text:style-name="P42" text:outline-level="2">§ <text:span text:style-name="T2">Selbstlosigkeit</text:span></text:h>
      <text:list xml:id="list3457454457120359710" text:style-name="L6">
        <text:list-item>
          <text:p text:style-name="P5">Der Verein ist selbstlos tätig. Er verfolgt keinerlei wirtschaftliche Zwecke, <text:span text:style-name="T11">d.h. erstrebt keinen Gewinn</text:span>. </text:p>
        </text:list-item>
        <text:list-item>
          <text:p text:style-name="P6">Die Mittel des Vereins d<text:span text:style-name="T11">ü</text:span>rfen nur <text:span text:style-name="T11">für </text:span>satzungsm<text:span text:style-name="T11">ä</text:span>ssige Zwecke verwendet werden. Die Mitglieder erhalten <text:span text:style-name="T20">in ihrer Eigenschaft als Mitglied </text:span>keine Zuwendungen aus Mitteln des Vereins. Keine Person darf durch Ausgaben, die den Zwecken des Vereins fremd sind, oder durch unverh<text:span text:style-name="T11">ä</text:span>ltnism<text:span text:style-name="T11">ä</text:span>ssig hohe Verg<text:span text:style-name="T11">ü</text:span>tungen beg<text:span text:style-name="T11">ü</text:span>nstigt werden. Ausgaben und Verg<text:span text:style-name="T11">ü</text:span>tungen d<text:span text:style-name="T11">ü</text:span>rfen die tats<text:span text:style-name="T11">ä</text:span>chlich entstandenen Kosten nicht <text:span text:style-name="T11">ü</text:span>berschreiten. <text:s/></text:p>
        </text:list-item>
        <text:list-item>
          <text:p text:style-name="P6">Der Vorstand ist grundsätzlich ehrenamtlich tätig. Die Mitgliederversammlung kann eine jährliche, angemessene pauschale Tätigkeitsvergütung für Vorstandsmitglieder beschließen.</text:p>
        </text:list-item>
      </text:list>
      <text:p text:style-name="P1"/>
      <text:h text:style-name="Heading_20_2" text:outline-level="2">§ 4 Mitgliedschaft </text:h>
      <text:h text:style-name="Heading_20_3" text:outline-level="3">(I) Allgemeines</text:h>
      <text:list xml:id="list3845555470046756136" text:style-name="L12">
        <text:list-item>
          <text:p text:style-name="P27">Ordentliche Vereinsmitglieder koennen natuerliche und juristische Personen, <office:annotation office:name="__Fieldmark__321_1118800095"><dc:creator>benni </dc:creator><dc:date>2014-12-19T18:36:32.718840426</dc:date><text:list text:style-name=""><text:list-item><text:p text:style-name="P45"><text:span text:style-name="T28">Copy&amp;Paste! Muss das sein?</text:span></text:p></text:list-item></text:list></office:annotation>Handelsgesellschaften, sowie Anstalten und Koerperschaften des oeffentlichen Rechts<office:annotation-end office:name="__Fieldmark__321_1118800095"/> werden.</text:p>
        </text:list-item>
        <text:list-item>
          <text:p text:style-name="P27">Die Mitgliederversammlung kann solche Personen, die sich besondere Verdienste um den Verein oder um die von ihm verfolgten satzungsgemaessen Zwecke erworben haben, zu Ehrenmitgliedern ernennen. Ehrenmitglieder haben alle Rechte eines ordentlichen Mitglieds. Sie sind von Beitragsleistungen befreit.</text:p>
        </text:list-item>
      </text:list>
      <text:p text:style-name="P26"/>
      <text:h text:style-name="Heading_20_3" text:outline-level="3">(II) Erwerb der Mitgliedschaft</text:h>
      <text:list xml:id="list3078043153159919568" text:style-name="L7">
        <text:list-item>
          <text:p text:style-name="P29">Die Gruender sind Mitglieder des Vereins. Ueber die Aufnahme weiterer Mitglieder entscheidet der Vorstand. </text:p>
        </text:list-item>
        <text:list-item text:style-override="L13">
          <text:p text:style-name="P28">Der Beitrittsantrag erfolgt in Textform gegenueber dem Vorstand. Ueber die Annahme des Beitrittsantrages entscheidet der Vorstand. Die Mitgliedschaft beginnt mit der Annahme des Beitrittsantrages. <text:span text:style-name="T1">Ein Aufnahmeanspruch besteht nicht. Die Ablehnung durch den Vorstand ist nicht anfechtbar. </text:span></text:p>
        </text:list-item>
      </text:list>
      <text:p text:style-name="P1"><text:soft-page-break/></text:p>
      <text:h text:style-name="Heading_20_3" text:outline-level="3">(III) Verlust der Mitgliedschaft</text:h>
      <text:list xml:id="list2060261411036650679" text:style-name="L15">
        <text:list-item>
          <text:p text:style-name="P30">Die Mitgliedschaft endet durch Austritt, durch Tod von natuerlichen Personen oder durch Aufloesung und Erloeschung von juristischen Personen, <text:span text:style-name="T26">Handelsgesellschaften, nicht rechtsfaehigen Vereinen sowie Anstalten und Koerperschaften des oeffentlichen Rechts</text:span> oder durch Ausschluss. </text:p>
        </text:list-item>
        <text:list-item>
          <text:p text:style-name="P30"><text:span text:style-name="T1">Der Austritt aus dem Verein ist jederzeit möglich. Er</text:span> erfolgt durch Erklaerung in Textform gegenueber eines Mitglieds des Vorstands. <text:span text:style-name="T1">Er wird zum Ende des Monats wirksam, in dem der Austritt erklärt wird.</text:span></text:p>
        </text:list-item>
        <text:list-item>
          <text:p text:style-name="P31">Ein Mitglied kann durch Beschluss des Vorstandes ausgeschlossen werden, wenn es das Ansehen des Vereins schaedigt, in schwerwiegender Weise gegen diese Satzung oder gegen eine Vereinsordnung verstoeßt oder ein sonstiger wichtiger Grund vorliegt.<text:line-break/><text:span text:style-name="T1">Dem Mitglied muss vor der Beschlussfassung Gelegenheit zur Rechtfertigung bzw. Stellungnahme gegeben werden.</text:span></text:p>
        </text:list-item>
        <text:list-item>
          <text:p text:style-name="P31"><text:span text:style-name="T1">Ist ein Mitglied länger als .......... mit der Zahlung von Beiträgen im Rückstand endet seine Mitgliedschaft automatisch.</text:span> </text:p>
        </text:list-item>
        <text:list-item>
          <text:p text:style-name="P30">Gegen den Beschluss des Vorstandes ist die Anrufung der Mitgliederversammlung zulaessig. Die Anrufung muss innerhalb einer Frist von vier Wochen ab Zugang des Ausschliessungsbeschlusses schriftlich beim Vorstand eingelegt werden. Bis zum Beschluss der Mitgliederversammlung ruht die Mitgliedschaft. Erfolgt keine Anrufung oder verstreicht die Anrufungsfrist, gilt die Mitgliedschaft als beendet. </text:p>
        </text:list-item>
      </text:list>
      <text:p text:style-name="Text_20_body"/>
      <text:h text:style-name="Heading_20_3" text:outline-level="3"><text:span text:style-name="T17">(IV)</text:span> <text:span text:style-name="T17">Mitgliedsb</text:span>eiträge </text:h>
      <text:list xml:id="list4497947469976725354" text:style-name="L8">
        <text:list-item>
          <text:p text:style-name="P11"><text:span text:style-name="T1">Es werden Geldbeiträge als regelmäßige Jahresbeiträge erhoben. </text:span>Das Naehere regelt eine Beitragsordnung, die von der Mitgliederversammlung beschlossen wird.<office:annotation><dc:creator>benni </dc:creator><dc:date>2014-12-19T15:59:28.815380352</dc:date><text:list text:style-name=""><text:list-item><text:p text:style-name="P45"><text:span text:style-name="T28">Jahres oder Quartalsbeiträge?</text:span></text:p></text:list-item></text:list></office:annotation></text:p>
        </text:list-item>
        <text:list-item>
          <text:p text:style-name="P32">Im begruendeten Einzelfall kann fuer ein Mitglied durch Vorstandsbeschluss ein(e) von der Beitragsordnung abweichende(r) Beitrag und Beitragszahlung festgesetzt werden. </text:p>
        </text:list-item>
        <text:list-item>
          <text:p text:style-name="P32">Bei Beendigung der Mitgliedschaft verfaellt der fuer das laufende Jahr gezahlte Beitrag. Es besteht kein Anspruch auf Rueckerstattung.<office:annotation><dc:creator>benni </dc:creator><dc:date>2014-12-19T15:57:40.568174707</dc:date><text:list text:continue-numbering="true" text:style-name=""><text:list-item><text:p text:style-name="P45"><text:span text:style-name="T28">Oder doch den Aufwand betreiben und Rückzahlungen ermöglichen?</text:span></text:p></text:list-item></text:list></office:annotation></text:p>
        </text:list-item>
      </text:list>
      <text:p text:style-name="P1"/>
      <text:h text:style-name="Heading_20_2" text:outline-level="2">§ 5 Rechte und Pflichten der Mitglieder</text:h>
      <text:list xml:id="list1514583064581717505" text:style-name="L18">
        <text:list-item>
          <text:p text:style-name="P33">Die Mitglieder sind berechtigt, an allen angebotenen Veranstaltungen des Vereins teilzunehmen. Sie haben darüber hinaus das Recht, gegenüber dem <text:span text:style-name="T21">Vorstand</text:span> und der Mitgliederversammlung Anträge zu stellen. </text:p>
        </text:list-item>
        <text:list-item>
          <text:p text:style-name="P33">Die Mitglieder sind verpflichtet, die satzungsgemaessen Zwecke des Vereins zu <text:soft-page-break/>unterstuetzen und zu foerdern. Sie sind verpflichtet, die festgesetzten Beitraege <text:span text:style-name="T21">pünktlich </text:span>zu zahlen.</text:p>
        </text:list-item>
        <text:list-item>
          <text:p text:style-name="P33">Jedes Mitglied kann beim Vorstand eine Mitgliederbefragungen beantragen. Einem solchen Antrag muss der Vorstand stattgeben, wenn er die Unterstützung eines Drittels aller Mitglieder erhält.</text:p>
        </text:list-item>
      </text:list>
      <text:p text:style-name="P1"/>
      <text:h text:style-name="Heading_20_2" text:outline-level="2">§ 6 Organe </text:h>
      <text:p text:style-name="P20"><text:span text:style-name="T1">Organe des Vereins sind die Mitgliederversammlung und der Vorstand.</text:span></text:p>
      <text:p text:style-name="P1"/>
      <text:h text:style-name="P43" text:outline-level="2">§ 7 Mitgliederversammlung</text:h>
      <text:h text:style-name="Heading_20_3" text:outline-level="3"><text:span text:style-name="T24">(I) Allgemeines und Aufgaben</text:span> </text:h>
      <text:list xml:id="list5452893414824943818" text:style-name="L9">
        <text:list-item>
          <text:p text:style-name="P13"><text:span text:style-name="T1">Oberstes Organ des Vereins ist die Mitgliederversammlung. </text:span></text:p>
        </text:list-item>
        <text:list-item>
          <text:p text:style-name="P13"><text:span text:style-name="T1">Die Mitgliederversammlung hat über grundsätzliche Fragen und Angelegenheiten des Vereins zu beschließen. Sie hat insbesondere folgende Aufgaben: </text:span></text:p>
          <text:list text:style-name="L20">
            <text:list-item>
              <text:p text:style-name="P38"><text:span text:style-name="T19">D</text:span>ie Entlastung des Vorstandes <text:span text:style-name="T19">sowie </text:span>Wahl der einzelnen Vorstandsmitglieder, </text:p>
            </text:list-item>
            <text:list-item>
              <text:p text:style-name="P38"><text:span text:style-name="T19">Ü</text:span>ber Satzung<text:span text:style-name="T22">sä</text:span>nderungen sowie die Auflösung des Vereins zu <text:span text:style-name="T22">beschließen</text:span>, </text:p>
            </text:list-item>
            <text:list-item>
              <text:p text:style-name="P39"><text:span text:style-name="T22">Änderungen und </text:span>Genehmigung der Beitrags- <text:span text:style-name="T24">und Geschäfts</text:span>ordnung <text:span text:style-name="T22">zu beschließen</text:span>,</text:p>
            </text:list-item>
            <text:list-item>
              <text:p text:style-name="P38">Über vorliegende Anträge zu beraten und zu beschließen,</text:p>
            </text:list-item>
            <text:list-item>
              <text:p text:style-name="P38"><text:span text:style-name="T19">D</text:span>ie Ernennung von Ehrenmitgliedern</text:p>
            </text:list-item>
            <text:list-item>
              <text:p text:style-name="P40">Die Jahresberichte entgegen zu nehmen und zu beraten</text:p>
            </text:list-item>
          </text:list>
        </text:list-item>
      </text:list>
      <text:h text:style-name="Heading_20_3" text:outline-level="3">(II) Einberufung</text:h>
      <text:list xml:id="list190751227787626" text:continue-list="list5452893414824943818" text:style-name="L9">
        <text:list-item text:start-value="1">
          <text:p text:style-name="P13"><text:span text:style-name="T1">Die ordentlich Mitgliederversammlung ist einmal jährlich im ersten Quartal des Geschäftsjahres zu berufen. </text:span></text:p>
        </text:list-item>
        <text:list-item>
          <text:p text:style-name="P13">Ausserordentliche Mitgliederversammlungen werden auf Beschluss des Vorstandes abgehalten, wenn die Interessen des Vereins dies erfordern, oder wenn mindestens 1/3 der Mitglieder dies unter Angabe des Zwecks schriftlich beantragen.<text:span text:style-name="T1"> </text:span></text:p>
        </text:list-item>
        <text:list-item>
          <text:p text:style-name="P13"><text:span text:style-name="T1">Die Mitgliederversammlung ist vom Vorstand unter Einhaltung einer Frist von vier Wochen einzuberufen. Die Einberufung der Versammlung muss die Gegenstände der Beschlussfassung (Tagesordnung) bezeichnen. Sie erfolgt schriftlich an die zuletzt mitgeteilte Anschrift. Ist eine Emailadresse des Mitgliedes mitgeteilt, kann die Einladung dieses Mitgliedes auch an die zuletzt benannte Emailadresse erfolgen. </text:span></text:p>
        </text:list-item>
      </text:list>
      <text:h text:style-name="Heading_20_3" text:outline-level="3"><text:soft-page-break/>(III) Beschluss<text:span text:style-name="T24">fassung und Stimmberechtigung</text:span></text:h>
      <text:list xml:id="list190749796763988" text:continue-list="list190751227787626" text:style-name="L9">
        <text:list-item text:start-value="1">
          <text:p text:style-name="P13"><text:span text:style-name="T1">Die ordnungsgemäß einberufene Versammlung ist stets beschlussfähig.</text:span></text:p>
        </text:list-item>
        <text:list-item>
          <text:p text:style-name="P8">Jedes Mitglied hat eine Stimme. Juristische Personen haben einen Stimmberechtigten schriftlich zu bestellen. </text:p>
        </text:list-item>
        <text:list-item>
          <text:p text:style-name="P8">Vollmachten oder Stimmboten sind <text:span text:style-name="T18">für natürliche Personen </text:span>nicht zugelassen. </text:p>
        </text:list-item>
        <text:list-item>
          <text:p text:style-name="P13"><text:span text:style-name="T1">Soweit keine anderen Mehrheiten gesetzlich oder in dieser Satzung vorgeschrieben sind, genügt für die Beschlussfassung die einfache Mehrheit der abgegebenen Stimmen. Stimmenenthaltungen gelten als nicht abgegebene Stimme. <text:s/></text:span></text:p>
        </text:list-item>
        <text:list-item>
          <text:p text:style-name="P13">Beschluesse ueber Satzungsaenderungen und ueber die Aufloesung des Vereins beduerfen zu ihrer Rechtswirksamkeit der Dreiviertelmehrheit der anwesenden Mitglieder; vor der Abstimmung ist die Beschlussfaehigkeit festzustellen.</text:p>
        </text:list-item>
        <text:list-item>
          <text:p text:style-name="P8">Beschlussfassungen und Wahlen erfolgen offen. </text:p>
        </text:list-item>
      </text:list>
      <text:h text:style-name="Heading_20_3" text:outline-level="3">(IV) Versammlungsablauf</text:h>
      <text:list xml:id="list190749995347071" text:continue-list="list190749796763988" text:style-name="L9">
        <text:list-item text:start-value="1">
          <text:p text:style-name="P7">Die Versammlung wird, soweit nichts abweichend beschlossen wird, von einem Mitglied des Vorstandes geleitet.</text:p>
        </text:list-item>
        <text:list-item>
          <text:p text:style-name="P12"><text:span text:style-name="T1">Beschlüsse und Wahlen sind zu protokollieren. Das Protokoll hat Ort, Datum, Tagesordnung und das Ergebnis der Abstimmungen/Wahlen zu enthalten und ist vom Versammlungsleiter zu unterschreiben. </text:span>Eine Abschrift <text:span text:style-name="T25">des Protokolls</text:span> wird den Mitgliedern in Textform zugesandt. </text:p>
        </text:list-item>
        <text:list-item>
          <text:p text:style-name="P22"><text:span text:style-name="T25">Zusätzliche</text:span> Vereinbarungen können in einer Versammlungsordnung beschlossen werden</text:p>
        </text:list-item>
      </text:list>
      <text:p text:style-name="P1"/>
      <text:h text:style-name="P44" text:outline-level="2">§ 8 Vorstand</text:h>
      <text:h text:style-name="Heading_20_3" text:outline-level="3"><text:span text:style-name="T27">(I) Bestellung</text:span> </text:h>
      <text:list xml:id="list4362862500122769208" text:style-name="L10">
        <text:list-item>
          <text:p text:style-name="P14"><text:span text:style-name="T1">Der Vorstand im Sinne des § 26 BGB besteht aus mindestens einer Person. Die Mitgliederversammlung</text:span> kann weitere Personen zum Vorstand bestellen.<text:span text:style-name="T1"> </text:span></text:p>
        </text:list-item>
        <text:list-item>
          <text:p text:style-name="P15"><text:span text:style-name="T1">Der Vorstandsmitglieder werden auf die Dauer von einem Jahr bestellt. Sie bleiben jedoch auch darüber hinaus bis zur Neuwahl des Vorstands durch die Mitgliederversammlung im Amt. </text:span>Die wiederholte Bestellung ist zulässig.</text:p>
        </text:list-item>
        <text:list-item>
          <text:p text:style-name="P23">In den Vorstand duerfen nur natuerliche Personen gewaehlt werden. </text:p>
        </text:list-item>
        <text:list-item>
          <text:p text:style-name="P9">Vorstehende Regelungen gelten für die geborenen Liquidatoren entsprechend. </text:p>
        </text:list-item>
      </text:list>
      <text:h text:style-name="Heading_20_3" text:outline-level="3"><text:soft-page-break/>(II) Aufgaben <text:span text:style-name="T27">und Befugnisse</text:span></text:h>
      <text:list xml:id="list190750442134957" text:continue-list="list4362862500122769208" text:style-name="L10">
        <text:list-item text:start-value="1">
          <text:p text:style-name="P9">Der Vorstand fuehrt die laufenden Geschaefte des Vereins. Ihm obliegen die Verwaltung des Vereinsvermoegens und die Ausfuehrung der <text:span text:style-name="T27">Vereinsbeschlüsse</text:span>.</text:p>
        </text:list-item>
        <text:list-item>
          <text:p text:style-name="P9">Den Jahresabschluss aufzustellen und über das Präsidium der Mitgliederversammlung zur Beratung und Genehmigung vorzulegen</text:p>
        </text:list-item>
        <text:list-item>
          <text:p text:style-name="P25">Erstellung eines jährlichen Tätigkeitsberichts, welcher der Mitgliedsversammlung vorzulegen ist</text:p>
        </text:list-item>
        <text:list-item>
          <text:p text:style-name="P24">Jedes Vorstandsmitglied ist alleinvertretungsberechtigt im Sinne des § 26, BGB bei Rechtsgeschaeften bis zu einem Hoechstbetrag von 1500 EURO. Gesamtvertretung gilt bei Rechtsgeschaeften von mehr als 1500 EURO, Einstellungen und Entlassungen von Angestellten, gerichtlichen Vertretungen und Anzeigen sowie bei Aufnahme von Krediten.</text:p>
        </text:list-item>
      </text:list>
      <text:p text:style-name="P1"/>
      <text:h text:style-name="Heading_20_2" text:outline-level="2"><text:span text:style-name="T23">§</text:span> <text:span text:style-name="T27">Finanzen</text:span></text:h>
      <text:list xml:id="list6423649651174425354" text:style-name="L23">
        <text:list-item>
          <text:p text:style-name="P34">Die Mittel zur Erfuellung seiner Aufgaben erhaelt der Verein in erster Linie durch Mitgliederentgelte, Spenden und sonstigen Zuwendungen. </text:p>
        </text:list-item>
        <text:list-item>
          <text:p text:style-name="P34">Beitraege, Eintrittsgelder und Umlagen werden von der Mitgliederversammlung in einer Beitragsordnung festgelegt</text:p>
        </text:list-item>
      </text:list>
      <text:p text:style-name="P1"/>
      <text:p text:style-name="P1"/>
      <text:h text:style-name="Heading_20_2" text:outline-level="2">§ 9 Auflösung </text:h>
      <text:list xml:id="list8243048862099400503" text:style-name="L24">
        <text:list-item>
          <text:p text:style-name="P21">Bei Auflösung oder Aufhebung des Vereins oder bei Wegfall seiner bisherigen gemeinnützigen Zwecke fällt das Vermögen des Vereins an eine Körperschaft des öffentlichen Rechts oder an eine als steuerbegünstigt besonders anerkannte Körperschaft zwecks Verwendung für die Förderung der Zwecke im Sinne der Satzung. Den Empfänger bestimmt die Mitgliederversammlung zugleich mit dem Beschluss zur Auflösung des Vereins.</text:p>
        </text:list-item>
        <text:list-item>
          <text:p text:style-name="P21">Als Liquidatoren werden die im Amt befindlichen vertretungsberechtigten Vorstandsmitglieder bestimmt, soweit die Mitgliederversammlung nichts anderes abschließend beschließ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Cantarell" svg:font-family="Cantarell" style:font-family-generic="swiss"/>
    <style:font-face style:name="FreeSans1" svg:font-family="Free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center" style:justify-single-word="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799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i </meta:initial-creator>
    <meta:creation-date>2014-12-16T16:04:32.372475083</meta:creation-date>
    <dc:date>2014-12-19T19:07:49.425348028</dc:date>
    <dc:creator>benni </dc:creator>
    <meta:editing-duration>PT5H24M22S</meta:editing-duration>
    <meta:editing-cycles>35</meta:editing-cycles>
    <meta:generator>LibreOffice/4.2.7.2$Linux_X86_64 LibreOffice_project/420m0$Build-2</meta:generator>
    <meta:document-statistic meta:table-count="0" meta:image-count="0" meta:object-count="0" meta:page-count="6" meta:paragraph-count="88" meta:word-count="1380" meta:character-count="10695" meta:non-whitespace-character-count="9430"/>
  </office:meta>
</office:document-meta>
</file>